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</office:automatic-styles>
  <office:body>
    <office:text>
      <text:p text:style-name="P1"><text:span text:style-name="T1">Herbata</text:span><text:span text:style-name="T2"/></text:p>
      <text:p text:style-name="P2"><text:span text:style-name="T3">Do hotelu w Zwi</text:span><text:span text:style-name="T4">ązku Radzieckim p</text:span><text:span text:style-name="T5">ó</text:span><text:span text:style-name="T6">źną porą przybył podr</text:span><text:span text:style-name="T7">ó</text:span><text:span text:style-name="T8">żny.</text:span></text:p>
      <text:p text:style-name="P2"><text:span text:style-name="T9">– Poprosz</text:span><text:span text:style-name="T10">ę o pok</text:span><text:span text:style-name="T11">ój na jedn</text:span><text:span text:style-name="T12">ą noc</text:span></text:p>
      <text:p text:style-name="P2"><text:span text:style-name="T13">– Niestety, mamy tylko wolne jedno miejsce w pokoju pi</text:span><text:span text:style-name="T14">ęcioosobowym</text:span></text:p>
      <text:p text:style-name="P2"><text:span text:style-name="T15">– Mo</text:span><text:span text:style-name="T16">że być, w końcu to tylko jedna noc<text:s/></text:span><text:span text:style-name="T17">– odpowiedzia</text:span><text:span text:style-name="T18">ł podr</text:span><text:span text:style-name="T19">ó</text:span><text:span text:style-name="T20">żny i pomaszerował do wskazanego pokoju</text:span></text:p>
      <text:p text:style-name="P2"><text:span text:style-name="T20">Ułożył się wygodnie i zamierzał zasnąć, ale wsp</text:span><text:span text:style-name="T21">ó</text:span><text:span text:style-name="T22">łtowarzysze grali w brydża, opowiadali sobie kawały i co chwila wybuchali głośnym śmiechem. Podr</text:span><text:span text:style-name="T23">ó</text:span><text:span text:style-name="T24">żny ubrał się i zszedł do recepcji:</text:span></text:p>
      <text:p text:style-name="P2"><text:span text:style-name="T25">– Poprosz</text:span><text:span text:style-name="T26">ę 5 herbat na g</text:span><text:span text:style-name="T27">ór</text:span><text:span text:style-name="T28">ę za jakieś 10 minut</text:span></text:p>
      <text:p text:style-name="P2"><text:span text:style-name="T28">Wr</text:span><text:span text:style-name="T29">óci</text:span><text:span text:style-name="T30">ł do pokoju i m</text:span><text:span text:style-name="T31">ówi:</text:span></text:p>
      <text:p text:style-name="P2"><text:span text:style-name="T32">– Panowie tak swobodnie opowiadacie sobie dowcipy, a przecie</text:span><text:span text:style-name="T33">ż tutaj może być założony podsłuch</text:span></text:p>
      <text:p text:style-name="P2"><text:span text:style-name="T34">– Co pan! W hotelu?</text:span></text:p>
      <text:p text:style-name="P2"><text:span text:style-name="T34">– Mo</text:span><text:span text:style-name="T35">żemy to łatwo sprawdzić<text:s/></text:span><text:span text:style-name="T36">– i krzyczy do lampy – panie kapitanie! Poprosz</text:span><text:span text:style-name="T37">ę pięć herbat do pokoju nr 14!</text:span></text:p>
      <text:p text:style-name="P2"><text:span text:style-name="T37">I rzeczywiście, za chwilę obsługa przynosi herbatę. Wsp</text:span><text:span text:style-name="T38">ó</text:span><text:span text:style-name="T39">łtowarzysze z lekką obawą kładą się spać. Rano podr</text:span><text:span text:style-name="T40">ó</text:span><text:span text:style-name="T41">żny wstaje i widzi, że pr</text:span><text:span text:style-name="T42">ócz niego w pokoju nie ma nikogo.</text:span></text:p>
      <text:p text:style-name="P2"><text:span text:style-name="T42">Schodzi do recepcji:</text:span></text:p>
      <text:p text:style-name="P2"><text:span text:style-name="T43">– Co si</text:span><text:span text:style-name="T44">ę stało z moimi wsp</text:span><text:span text:style-name="T45">ó</text:span><text:span text:style-name="T46">łlokatorami?</text:span></text:p>
      <text:p text:style-name="P2"><text:span text:style-name="T47">– Rano zabra</text:span><text:span text:style-name="T48">ła ich milicja</text:span></text:p>
      <text:p text:style-name="P2"><text:span text:style-name="T49">– A mnie dlaczego nie zabrali?</text:span></text:p>
      <text:p text:style-name="P2"><text:span text:style-name="T49">– Bo kapitanowi spodoba</text:span><text:span text:style-name="T50">ł się kawał z herbatą.</text:span><text:span text:style-name="T51"/></text:p>
      <text:p text:style-name="P2"><text:span text:style-name="T51"/></text:p>
      <text:p text:style-name="P2"><text:span text:style-name="T51"/></text:p>
      <text:p text:style-name="P2"><text:span text:style-name="T51"/></text:p>
      <text:p text:style-name="P2"><text:span text:style-name="T51"/></text:p>
      <text:p text:style-name="P3"><text:span text:style-name="T52">Daniel Frycowski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